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style:vertical-align="middle"/>
    </style:style>
    <style:style style:name="P1" style:family="paragraph" style:parent-style-name="Heading_20_2">
      <style:text-properties fo:color="#000000" loext:opacity="100%" officeooo:rsid="002313fc" officeooo:paragraph-rsid="002313fc"/>
    </style:style>
    <style:style style:name="P2" style:family="paragraph" style:parent-style-name="Heading_20_3">
      <style:text-properties officeooo:rsid="001a2e27" officeooo:paragraph-rsid="001a2e27"/>
    </style:style>
    <style:style style:name="P3" style:family="paragraph" style:parent-style-name="Heading_20_3">
      <style:text-properties fo:color="#000000" loext:opacity="100%" officeooo:rsid="001a2e27" officeooo:paragraph-rsid="001a2e27"/>
    </style:style>
    <style:style style:name="P4" style:family="paragraph" style:parent-style-name="Preformatted_20_Text" style:list-style-name="L1">
      <style:paragraph-properties fo:margin-top="0cm" fo:margin-bottom="0.499cm" style:contextual-spacing="false"/>
    </style:style>
    <style:style style:name="P5" style:family="paragraph" style:parent-style-name="Preformatted_20_Text" style:list-style-name="L3">
      <style:paragraph-properties fo:margin-top="0cm" fo:margin-bottom="0.499cm" style:contextual-spacing="false"/>
    </style:style>
    <style:style style:name="P6" style:family="paragraph" style:parent-style-name="Standard">
      <style:text-properties officeooo:rsid="000c5dc1" officeooo:paragraph-rsid="000c5dc1"/>
    </style:style>
    <style:style style:name="P7" style:family="paragraph" style:parent-style-name="Standard">
      <style:text-properties officeooo:rsid="000c5dc1" officeooo:paragraph-rsid="000d7e77"/>
    </style:style>
    <style:style style:name="P8" style:family="paragraph" style:parent-style-name="Standard">
      <style:text-properties officeooo:rsid="000c5dc1" officeooo:paragraph-rsid="000f4b66"/>
    </style:style>
    <style:style style:name="P9" style:family="paragraph" style:parent-style-name="Standard">
      <style:text-properties officeooo:rsid="000c5dc1" officeooo:paragraph-rsid="000fbe14"/>
    </style:style>
    <style:style style:name="P10" style:family="paragraph" style:parent-style-name="Standard">
      <style:text-properties officeooo:rsid="000c5dc1" officeooo:paragraph-rsid="00177561"/>
    </style:style>
    <style:style style:name="P11" style:family="paragraph" style:parent-style-name="Standard">
      <style:text-properties officeooo:rsid="000d7e77" officeooo:paragraph-rsid="000d7e77"/>
    </style:style>
    <style:style style:name="P12" style:family="paragraph" style:parent-style-name="Standard">
      <style:text-properties officeooo:rsid="000f4b66" officeooo:paragraph-rsid="000f4b66"/>
    </style:style>
    <style:style style:name="P13" style:family="paragraph" style:parent-style-name="Standard">
      <style:text-properties officeooo:paragraph-rsid="000f4b66"/>
    </style:style>
    <style:style style:name="P14" style:family="paragraph" style:parent-style-name="Standard">
      <style:text-properties officeooo:rsid="00177561" officeooo:paragraph-rsid="00177561"/>
    </style:style>
    <style:style style:name="P15" style:family="paragraph" style:parent-style-name="Standard">
      <style:text-properties officeooo:rsid="001a2e27" officeooo:paragraph-rsid="001a2e27"/>
    </style:style>
    <style:style style:name="P16" style:family="paragraph" style:parent-style-name="Standard">
      <style:text-properties fo:color="#00a933" loext:opacity="100%" officeooo:rsid="001a2e27" officeooo:paragraph-rsid="001a2e27"/>
    </style:style>
    <style:style style:name="P17" style:family="paragraph" style:parent-style-name="Standard">
      <style:text-properties fo:color="#00a933" loext:opacity="100%" officeooo:rsid="002313fc" officeooo:paragraph-rsid="002313fc"/>
    </style:style>
    <style:style style:name="P18" style:family="paragraph" style:parent-style-name="Standard">
      <style:text-properties fo:color="#00a933" loext:opacity="100%" officeooo:rsid="002570db" officeooo:paragraph-rsid="002570db"/>
    </style:style>
    <style:style style:name="P19" style:family="paragraph" style:parent-style-name="Standard">
      <style:text-properties fo:color="#00a933" loext:opacity="100%" officeooo:rsid="0026affe" officeooo:paragraph-rsid="0026affe"/>
    </style:style>
    <style:style style:name="P20" style:family="paragraph" style:parent-style-name="Standard">
      <style:text-properties fo:color="#00a933" loext:opacity="100%" officeooo:rsid="0029ea27" officeooo:paragraph-rsid="002570db"/>
    </style:style>
    <style:style style:name="P21" style:family="paragraph" style:parent-style-name="Standard">
      <style:text-properties fo:color="#000000" loext:opacity="100%" fo:font-weight="bold" officeooo:rsid="002313fc" officeooo:paragraph-rsid="002313fc" style:font-weight-asian="bold" style:font-weight-complex="bold"/>
    </style:style>
    <style:style style:name="P22" style:family="paragraph" style:parent-style-name="Standard">
      <style:paragraph-properties fo:break-before="page"/>
      <style:text-properties officeooo:rsid="001a2e27" officeooo:paragraph-rsid="001a2e27"/>
    </style:style>
    <style:style style:name="P23" style:family="paragraph" style:parent-style-name="Text_20_body" style:list-style-name="L1"/>
    <style:style style:name="P24" style:family="paragraph" style:parent-style-name="Text_20_body">
      <style:text-properties officeooo:rsid="001a2e27" officeooo:paragraph-rsid="001a2e27"/>
    </style:style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>
      <style:text-properties officeooo:paragraph-rsid="001fcfe2"/>
    </style:style>
    <style:style style:name="P28" style:family="paragraph" style:parent-style-name="Text_20_body" style:list-style-name="L1">
      <style:paragraph-properties fo:margin-top="0cm" fo:margin-bottom="0cm" style:contextual-spacing="false"/>
    </style:style>
    <style:style style:name="P29" style:family="paragraph" style:parent-style-name="Text_20_body" style:list-style-name="L3">
      <style:paragraph-properties fo:margin-top="0cm" fo:margin-bottom="0cm" style:contextual-spacing="false"/>
    </style:style>
    <style:style style:name="P30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0c5dc1"/>
    </style:style>
    <style:style style:name="T2" style:family="text">
      <style:text-properties officeooo:rsid="000d7e77"/>
    </style:style>
    <style:style style:name="T3" style:family="text">
      <style:text-properties officeooo:rsid="000f4b66"/>
    </style:style>
    <style:style style:name="T4" style:family="text">
      <style:text-properties officeooo:rsid="0023a43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SERT INTO Cars VALUES</text:p>
      <text:p text:style-name="P6">(0, "3K096I98581DHSNUP", "Volkswagen", "Tiguan", 2019, "Blue"),</text:p>
      <text:p text:style-name="P6">(0, "ZM8G7BEUQZ97IH46V", "Peugeot", "Rifter", 2019, "Red"),</text:p>
      <text:p text:style-name="P6">(0, "RKXVNNIHLVVZOUB4M", "Ford", "Fusion", 2018, "White"),</text:p>
      <text:p text:style-name="P6">(0, "HKNDGS7CU31E9Z7JW", "Toyota", "RAV4", 2018, "Silver"),</text:p>
      <text:p text:style-name="P6">(0, "DAM41UDN3CHU2WVF6", "Volvo", "V60", 2019, "Gray"),</text:p>
      <text:p text:style-name="P6">(0, "DAM41UDN3CHU2WVF6", "Volvo", "V60 Cross Country", 2019, "Gray")</text:p>
      <text:p text:style-name="P6"/>
      <text:p text:style-name="P11">INSERT INTO Customers VALUES</text:p>
      <text:p text:style-name="P7">(0, 10001, "Pablo Picasso", "+34 636 17 63 82", "","Paseo de la Chopera", "Madrid", "Madrid", "Spain", <text:span text:style-name="T2">28045</text:span>),</text:p>
      <text:p text:style-name="P7">(0, 20001, "Abraham Lincoln", "+1 305 907 7086", "","120 SW 8th St", "Miami", "Florida", "United States", 33130),</text:p>
      <text:p text:style-name="P7">(0, 30001, "Napoléon Bonaparte", "+33 1 79 75 40 00", "","40 Rue du Colisée", "Paris", "Île-de-France", "France", 75008)</text:p>
      <text:p text:style-name="P6"/>
      <text:p text:style-name="P12">INSERT INTO SalesPersons VALUES</text:p>
      <text:p text:style-name="P13"><text:span text:style-name="T3">(0, 00001, </text:span><text:span text:style-name="T1">"Petey Cruiser", "</text:span><text:span text:style-name="T3">Madrid</text:span><text:span text:style-name="T1">"</text:span><text:span text:style-name="T3">),</text:span></text:p>
      <text:p text:style-name="P8"><text:span text:style-name="T3">(0, 00002, </text:span>"Anna Sthesia", "Barcelona"<text:span text:style-name="T3">),</text:span></text:p>
      <text:p text:style-name="P8"><text:span text:style-name="T3">(0, 00003, </text:span>"Paul Molive", "Berlin"<text:span text:style-name="T3">),</text:span></text:p>
      <text:p text:style-name="P8"><text:span text:style-name="T3">(0, 00004, </text:span>"Gail Forcewind", "Paris"<text:span text:style-name="T3">),</text:span></text:p>
      <text:p text:style-name="P13"><text:span text:style-name="T3">(0, 00005, </text:span><text:span text:style-name="T1">"Paige Turner", "Mimia"</text:span><text:span text:style-name="T3">),</text:span></text:p>
      <text:p text:style-name="P8"><text:span text:style-name="T3">(0, 00006, </text:span>"Bob Frapples", "Mexico City"<text:span text:style-name="T3">),</text:span></text:p>
      <text:p text:style-name="P8"><text:span text:style-name="T3">(0, 00007, </text:span>"Walter Melon", "Amsterdam"<text:span text:style-name="T3">),</text:span></text:p>
      <text:p text:style-name="P8"><text:span text:style-name="T3">(0, 00008, </text:span>"Shonda Leer", "São Paulo"<text:span text:style-name="T3">)</text:span></text:p>
      <text:p text:style-name="P8"/>
      <text:p text:style-name="P9">INSERT INTO Invoices VALUES</text:p>
      <text:p text:style-name="P9">(0, 852399038, '2018-08-22', 0, 1, 3),</text:p>
      <text:p text:style-name="P9">(0, 731166526, '2018-12-31', 3, 0, 5),</text:p>
      <text:p text:style-name="P9">(0, 271135104, '2019-01-22', 2, 2, 7)</text:p>
      <text:p text:style-name="P9"/>
      <text:p text:style-name="P9">UPDATE SalesPersons</text:p>
      <text:p text:style-name="P9">SET store = 'Miami'</text:p>
      <text:p text:style-name="P9">WHERE Staff_ID = 5</text:p>
      <text:p text:style-name="P9"/>
      <text:p text:style-name="P9"/>
      <text:p text:style-name="P14">UPDATE Customers</text:p>
      <text:p text:style-name="P14">SET mail = (case when name = <text:span text:style-name="T1">'</text:span>Pablo Picasso<text:span text:style-name="T1">' </text:span>then <text:a xlink:type="simple" xlink:href="mailto:'ppicasso@gmail.com" text:style-name="Internet_20_link" text:visited-style-name="Visited_20_Internet_20_Link"><text:span text:style-name="T1">'ppicasso@gmail.com</text:span></text:a><text:span text:style-name="T1">'</text:span></text:p>
      <text:p text:style-name="P14"><text:tab/><text:tab/>when name = <text:span text:style-name="T1">'Abraham Lincoln' </text:span>then <text:a xlink:type="simple" xlink:href="mailto:'lincoln@us.gov" text:style-name="Internet_20_link" text:visited-style-name="Visited_20_Internet_20_Link"><text:span text:style-name="T1">'lincoln@us.gov</text:span></text:a><text:span text:style-name="T1">'</text:span></text:p>
      <text:p text:style-name="P14"><text:tab/><text:tab/>when name = <text:span text:style-name="T1">'Napoléon Bonaparte' </text:span>then <text:a xlink:type="simple" xlink:href="mailto:'hello@napoleon.me" text:style-name="Internet_20_link" text:visited-style-name="Visited_20_Internet_20_Link"><text:span text:style-name="T1">'hello@napoleon.me</text:span></text:a><text:span text:style-name="T1">'</text:span></text:p>
      <text:p text:style-name="P14"><text:tab/><text:tab/>end)</text:p>
      <text:p text:style-name="P14"/>
      <text:p text:style-name="P14">DELETE FROM Cars</text:p>
      <text:p text:style-name="P14">WHERE id = 7</text:p>
      <text:p text:style-name="P10"/>
      <text:p text:style-name="P22">Advanced Mysql tables</text:p>
      <text:p text:style-name="P15"/>
      <table:table table:name="Tableau1" table:style-name="Tableau1">
        <table:table-column table:style-name="Tableau1.A"/>
        <table:table-row table:style-name="TableLine94103724806976">
          <table:table-cell table:style-name="Tableau1.A1" office:value-type="string">
            <text:p text:style-name="Table_20_Contents"><text:span text:style-name="Source_20_Text">SET</text:span> <text:span text:style-name="Source_20_Text">GLOBAL</text:span> <text:span text:style-name="Source_20_Text">sql_mode=(SELECT</text:span> <text:span text:style-name="Source_20_Text">REPLACE(@@sql_mode,'ONLY_FULL_GROUP_BY',''));</text:span></text:p>
          </table:table-cell>
        </table:table-row>
      </table:table>
      <text:p text:style-name="P15"/>
      <text:h text:style-name="P2" text:outline-level="3">Step 1: Calculate the royalty of each sale for each author and the advance for each author and publication</text:h>
      <text:p text:style-name="Text_20_body">Write a <text:span text:style-name="Emphasis">SELECT</text:span> query to obtain the following output:</text:p>
      <text:list xml:id="list3451341114" text:style-name="L3">
        <text:list-item>
          <text:p text:style-name="P29">Title ID </text:p>
        </text:list-item>
        <text:list-item>
          <text:p text:style-name="P29">Author ID </text:p>
        </text:list-item>
        <text:list-item>
          <text:p text:style-name="P29">Advance of each title and author </text:p>
          <text:list>
            <text:list-item>
              <text:p text:style-name="P25">The formula is: </text:p>
              <text:p text:style-name="P5"><text:span text:style-name="Source_20_Text">advance = titles.advance * titleauthor.royaltyper / 100</text:span></text:p>
            </text:list-item>
          </text:list>
        </text:list-item>
        <text:list-item>
          <text:p text:style-name="P29">Royalty of each sale </text:p>
          <text:list>
            <text:list-item>
              <text:p text:style-name="P25">The formula is: </text:p>
              <text:p text:style-name="P5"><text:span text:style-name="Source_20_Text">sales_royalty = titles.price * sales.qty * titles.royalty / 100 * titleauthor.royaltyper / 100</text:span></text:p>
            </text:list-item>
            <text:list-item>
              <text:p text:style-name="P25">Note that <text:span text:style-name="Source_20_Text">titles.royalty</text:span> and <text:span text:style-name="Source_20_Text">titleauthor.royaltyper</text:span> are divided by 100 respectively because they are percentage numbers instead of floats. </text:p>
            </text:list-item>
          </text:list>
        </text:list-item>
      </text:list>
      <text:p text:style-name="Text_20_body">In the output of this step, each title may appear more than once for each author. This is because a title can have more than one sale.</text:p>
      <text:p text:style-name="P15"/>
      <text:p text:style-name="P16">SELECT titleauthor.`title_id` , `au_id` , titles.advance * titleauthor.royaltyper / 100 as advance, </text:p>
      <text:p text:style-name="P16">titles.price * sales.qty * titles.royalty / 100 * titleauthor.royaltyper / 100 as sales_royalty</text:p>
      <text:p text:style-name="P16">FROM `titleauthor`</text:p>
      <text:p text:style-name="P16">INNER JOIN titles ON titles.title_id = titleauthor.title_id</text:p>
      <text:p text:style-name="P16">INNER JOIN sales ON sales.title_id = titles.title_id</text:p>
      <text:p text:style-name="P16"/>
      <text:h text:style-name="P3" text:outline-level="3"><text:bookmark text:name="user-content-step-2-aggregate-the-total-royalties-for-each-title-and-author"/>Step 2: Aggregate the total royalties for each title and author</text:h>
      <text:p text:style-name="Text_20_body">Using the output from Step 1, write a query, containing a subquery, to obtain the following output:</text:p>
      <text:list xml:id="list4073156425" text:style-name="L4">
        <text:list-item>
          <text:p text:style-name="P30">Title ID </text:p>
        </text:list-item>
        <text:list-item>
          <text:p text:style-name="P30">Author ID </text:p>
        </text:list-item>
        <text:list-item>
          <text:p text:style-name="P30">Aggregated royalties of each title for each author </text:p>
          <text:list>
            <text:list-item>
              <text:p text:style-name="P26">Hint: use the <text:span text:style-name="Emphasis">SUM</text:span> subquery and group by both <text:span text:style-name="Source_20_Text">au_id</text:span> and <text:span text:style-name="Source_20_Text">title_id</text:span> </text:p>
            </text:list-item>
          </text:list>
        </text:list-item>
      </text:list>
      <text:p text:style-name="P27">In the output of this step, each title should appear only once for each author.</text:p>
      <text:p text:style-name="P27"/>
      <text:p text:style-name="P27"/>
      <text:p text:style-name="P27"/>
      <text:p text:style-name="P27"/>
      <text:p text:style-name="P16"><text:soft-page-break/>(SELECT titleauthor.`title_id` , `au_id` , (titles.advance * titleauthor.royaltyper / 100) as advance, </text:p>
      <text:p text:style-name="P16"><text:s text:c="4"/>SUM(titles.price * sales.qty * titles.royalty / 100 * titleauthor.royaltyper / 100) as sales_royalty</text:p>
      <text:p text:style-name="P16"><text:s text:c="4"/>FROM `titleauthor`</text:p>
      <text:p text:style-name="P16"><text:s text:c="4"/>INNER JOIN titles ON titles.title_id = titleauthor.title_id</text:p>
      <text:p text:style-name="P16"><text:s text:c="4"/>INNER JOIN sales ON sales.title_id = titles.title_id</text:p>
      <text:p text:style-name="P16"><text:s text:c="4"/>GROUP BY titleauthor.title_id, au_id)</text:p>
      <text:p text:style-name="P16"/>
      <text:p text:style-name="P21">STEP <text:span text:style-name="T4">3</text:span></text:p>
      <text:p text:style-name="P17"/>
      <text:p text:style-name="P17">SELECT au_id, SUM(advance) as advances, SUM(sales_royalty) as royalties</text:p>
      <text:p text:style-name="P17">FROM</text:p>
      <text:p text:style-name="P17">(SELECT titleauthor.`title_id` , `au_id` , (titles.advance * titleauthor.royaltyper / 100) as advance, </text:p>
      <text:p text:style-name="P17"><text:s text:c="4"/>SUM(titles.price * sales.qty * titles.royalty / 100 * titleauthor.royaltyper / 100) as sales_royalty</text:p>
      <text:p text:style-name="P17"><text:s text:c="4"/>FROM `titleauthor`</text:p>
      <text:p text:style-name="P17"><text:s text:c="4"/>INNER JOIN titles ON titles.title_id = titleauthor.title_id</text:p>
      <text:p text:style-name="P17"><text:s text:c="4"/>INNER JOIN sales ON sales.title_id = titles.title_id</text:p>
      <text:p text:style-name="P17"><text:s text:c="4"/>GROUP BY titleauthor.title_id, au_id) step2</text:p>
      <text:p text:style-name="P17">GROUP BY au_id</text:p>
      <text:h text:style-name="P1" text:outline-level="2">Challenge 2 - Alternative Solution</text:h>
      <text:p text:style-name="P18">USING TEMP TABLES</text:p>
      <text:p text:style-name="P18"/>
      <text:p text:style-name="P20">CREATE TEMPORARY TABLE STEP1 </text:p>
      <text:p text:style-name="P20">SELECT titleauthor.`title_id` , `au_id` , titles.advance * titleauthor.royaltyper / 100 as advance, </text:p>
      <text:p text:style-name="P20">titles.price * sales.qty * titles.royalty / 100 * titleauthor.royaltyper / 100 as sales_royalty</text:p>
      <text:p text:style-name="P20">FROM `titleauthor`</text:p>
      <text:p text:style-name="P20">INNER JOIN titles ON titles.title_id = titleauthor.title_id</text:p>
      <text:p text:style-name="P20">INNER JOIN sales ON sales.title_id = titles.title_id;</text:p>
      <text:p text:style-name="P20"/>
      <text:p text:style-name="P20">CREATE TEMPORARY TABLE STEP2</text:p>
      <text:p text:style-name="P20">SELECT `title_id` , `au_id`, advance, SUM(sales_royalty) as royalties FROM STEP1</text:p>
      <text:p text:style-name="P20"><text:s text:c="4"/>GROUP BY title_id, au_id ;</text:p>
      <text:p text:style-name="P20"><text:s/></text:p>
      <text:p text:style-name="P20"/>
      <text:p text:style-name="P20">CREATE TABLE most_profiting_authors SELECT au_id, (SUM(advance) + SUM(royalties)) as profits from STEP2</text:p>
      <text:p text:style-name="P20">GROUP BY au_id</text:p>
      <text:p text:style-name="P20">ORDER BY profits DESC</text:p>
      <text:p text:style-name="P20">LIMIT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05:15:18.385663972</meta:creation-date>
    <dc:date>2021-03-13T10:38:19.492263032</dc:date>
    <meta:editing-duration>PT4H9M1S</meta:editing-duration>
    <meta:editing-cycles>23</meta:editing-cycles>
    <meta:generator>LibreOffice/7.0.3.1$Linux_X86_64 LibreOffice_project/00$Build-1</meta:generator>
    <meta:document-statistic meta:table-count="1" meta:image-count="0" meta:object-count="0" meta:page-count="3" meta:paragraph-count="92" meta:word-count="650" meta:character-count="4582" meta:non-whitespace-character-count="3969"/>
  </office:meta>
</office:document-meta>
</file>